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utos quand on appuie la première fois sur l’un des boutons :</text:p>
      <text:p text:style-name="P2"/>
      <text:p text:style-name="P3">Un voyage dans le temps ?! Ce doit être le passé/future… Je ferais mieux de ne pas trop jouer avec ça, mais ça peut m’être<text:s/>utile.<text:s/></text:p>
      <text:p text:style-name="Normal"/>
      <text:p text:style-name="P4">Si on tente d’aller en bas à gauche de la map :</text:p>
      <text:p text:style-name="Normal"/>
      <text:p text:style-name="Normal">Je dois retrouver Emil, je ne peux pas abandonner maintenant.</text:p>
      <text:p text:style-name="Normal"/>
      <text:p text:style-name="P5">Devant la ruche (tremble et recule) :</text:p>
      <text:p text:style-name="Normal"/>
      <text:p text:style-name="Normal">Des insectes…</text:p>
      <text:p text:style-name="Normal"/>
      <text:p text:style-name="P6">Devant la rivière (présent) :</text:p>
      <text:p text:style-name="Normal"/>
      <text:p text:style-name="Normal">Le courant semble fort, je ne peux pas passer.</text:p>
      <text:p text:style-name="Normal"/>
      <text:p text:style-name="P7">Devant la rivière (passé) :</text:p>
      <text:p text:style-name="Normal"/>
      <text:p text:style-name="Normal">La rivière est gelée !</text:p>
      <text:p text:style-name="Normal"/>
      <text:p text:style-name="P8">Devant la rivière (future) :</text:p>
      <text:p text:style-name="Normal"/>
      <text:p text:style-name="Normal">Le courant semble encore plus fort.</text:p>
      <text:p text:style-name="Normal"/>
      <text:p text:style-name="P9">Devant le dragon (première fois qu’on le voit) :</text:p>
      <text:p text:style-name="Normal"/>
      <text:p text:style-name="Normal">Il est énorme ! Et semble très bien endormis…<text:s/>Mais son ventre gronde... il se réveillerait peut-être avec de la nourriture.<text:s/></text:p>
      <text:p text:style-name="Normal"/>
      <text:p text:style-name="P10">Devant le dragon (future) :</text:p>
      <text:p text:style-name="Normal"/>
      <text:p text:style-name="Normal">Il n’a pas<text:s/>bougé.</text:p>
      <text:p text:style-name="Normal"/>
      <text:p text:style-name="P11">Devant le dragon (autre) :</text:p>
      <text:p text:style-name="Normal"/>
      <text:p text:style-name="Normal">Toujours là.</text:p>
      <text:p text:style-name="Normal"/>
      <text:p text:style-name="P12">Sur la rivière (passé) si on essaie de sortir du « chemin » :</text:p>
      <text:p text:style-name="Normal"><text:s/></text:p>
      <text:p text:style-name="Normal">Je ferais mieux de ne pas m’aventurer plus loin, ça semble fragi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fo:font-size="12pt" style:font-size-asian="12pt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nathalie pinck</meta:initial-creator>
    <dc:creator>LEM</dc:creator>
    <meta:creation-date>2017-03-28T15:29:00Z</meta:creation-date>
    <dc:date>2017-03-29T10:09:00Z</dc:date>
    <meta:template xlink:href="Normal" xlink:type="simple"/>
    <meta:editing-cycles>2</meta:editing-cycles>
    <meta:editing-duration>PT360S</meta:editing-duration>
    <meta:document-statistic meta:page-count="1" meta:paragraph-count="1" meta:word-count="147" meta:character-count="957" meta:row-count="6" meta:non-whitespace-character-count="811"/>
  </office:meta>
</office:document-meta>
</file>